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style:font-size-asian="12pt"/>
    </style:style>
    <style:style style:name="P2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style:font-size-asian="12pt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officeooo:rsid="000279bf" officeooo:paragraph-rsid="000279bf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Simulation&gt;</text:p>
      <text:p text:style-name="P1"/>
      <text:p text:style-name="P1"><text:s text:c="2"/>&lt;Compound name="robots"&gt;</text:p>
      <text:p text:style-name="P1"><text:s text:c="4"/>&lt;Body ref="Nao" name="robot1"&gt;</text:p>
      <text:p text:style-name="P1"><text:s text:c="6"/>&lt;Translation x="0.5" y="-0.5" z="320mm"/&gt; <text:s text:c="5"/></text:p>
      <text:p text:style-name="P1"><text:s text:c="6"/>&lt;Rotation z="90degree"/&gt;</text:p>
      <text:p text:style-name="P1"><text:s text:c="4"/>&lt;/Body&gt;</text:p>
      <text:p text:style-name="P1"><text:s text:c="4"/>&lt;Body ref="Nao" name="robot3"&gt;</text:p>
      <text:p text:style-name="P1"><text:s text:c="6"/>&lt;Translation x="1.7" y="1.5" z="320mm"/&gt;</text:p>
      <text:p text:style-name="P1"><text:s text:c="6"/>&lt;Rotation z="180degree"/&gt;</text:p>
      <text:p text:style-name="P1"><text:s text:c="4"/>&lt;/Body&gt;</text:p>
      <text:p text:style-name="P1"><text:s text:c="2"/>&lt;/Compound&gt;</text:p>
      <text:p text:style-name="P1"><text:s text:c="2"/></text:p>
      <text:p text:style-name="P1"><text:s text:c="2"/>&lt;Compound name="extras"&gt;</text:p>
      <text:p text:style-name="P1"><text:s text:c="2"/>&lt;/Compound&gt;</text:p>
      <text:p text:style-name="P1"/>
      <text:p text:style-name="P1">&lt;/Simulation&gt;</text:p>
      <text:p text:style-name="P1"/>
      <text:p text:style-name="P4">====================the other file=====================================</text:p>
      <text:p text:style-name="P1"/>
      <text:p text:style-name="P1"/>
      <text:p text:style-name="P1">&lt;Simulation&gt;</text:p>
      <text:p text:style-name="P1"/>
      <text:p text:style-name="P1">    &lt;Compound name="robots"&gt;</text:p>
      <text:p text:style-name="P1">        &lt;Body ref="Nao" name="robot1"&gt;</text:p>
      <text:p text:style-name="P1">            &lt;Translation x="3.0" y="-3" z="320mm"/&gt;</text:p>
      <text:p text:style-name="P1">            &lt;Rotation z="77.6192441163degree"/&gt;</text:p>
      <text:p text:style-name="P1">        &lt;/Body&gt;</text:p>
      <text:p text:style-name="P1">        &lt;Body ref="Nao" name="robot2"&gt;</text:p>
      <text:p text:style-name="P1">            &lt;Translation x="2.0" y="-3" z="320mm"/&gt;</text:p>
      <text:p text:style-name="P1">            &lt;Rotation z="65.1363023585degree"/&gt;</text:p>
      <text:p text:style-name="P1">        &lt;/Body&gt;</text:p>
      <text:p text:style-name="P1">        &lt;Body ref="Nao" name="robot3"&gt;</text:p>
      <text:p text:style-name="P1">            &lt;Translation x="1.0" y="-3" z="320mm"/&gt;</text:p>
      <text:p text:style-name="P1">            &lt;Rotation z="108.43495322058degree"/&gt;</text:p>
      <text:p text:style-name="P1">        &lt;/Body&gt;</text:p>
      <text:p text:style-name="P1">        &lt;Body ref="Nao" name="robot4"&gt;</text:p>
      <text:p text:style-name="P1">            &lt;Translation x="1.0" y="3" z="320mm"/&gt;</text:p>
      <text:p text:style-name="P1">            &lt;Rotation z="-108.4349518degree"/&gt;</text:p>
      <text:p text:style-name="P1">        &lt;/Body&gt;</text:p>
      <text:p text:style-name="P1">        &lt;Body ref="Nao" name="robot5"&gt;</text:p>
      <text:p text:style-name="P1">            &lt;Translation x="2.0" y="3" z="320mm"/&gt;</text:p>
      <text:p text:style-name="P1">            &lt;Rotation z="-65.1363023585degree"/&gt;</text:p>
      <text:p text:style-name="P1">        &lt;/Body&gt;</text:p>
      <text:p text:style-name="P1">    &lt;/Compound&gt;</text:p>
      <text:p text:style-name="P1"><text:soft-page-break/></text:p>
      <text:p text:style-name="P1">    &lt;Compound name="extras"&gt;</text:p>
      <text:p text:style-name="P1">        &lt;Body ref="NaoDummy" name="robot7"&gt;</text:p>
      <text:p text:style-name="P1">            &lt;Translation x="-2" y="0.4" z="320mm"/&gt;</text:p>
      <text:p text:style-name="P1">            &lt;Set name="NaoColor" value="dblue"/&gt;</text:p>
      <text:p text:style-name="P1">        &lt;/Body&gt;</text:p>
      <text:p text:style-name="P1">        &lt;Body ref="NaoDummy" name="robot8"&gt;</text:p>
      <text:p text:style-name="P1">            &lt;Translation x="-1.5" y="-0.9" z="320mm"/&gt;</text:p>
      <text:p text:style-name="P1">            &lt;Set name="NaoColor" value="dblue"/&gt;</text:p>
      <text:p text:style-name="P1">        &lt;/Body&gt;</text:p>
      <text:p text:style-name="P1">        &lt;Body ref="NaoDummy" name="robot9"&gt;</text:p>
      <text:p text:style-name="P1">            &lt;Translation x="-1.1" y="1.3" z="320mm"/&gt;</text:p>
      <text:p text:style-name="P1">            &lt;Set name="NaoColor" value="dblue"/&gt;</text:p>
      <text:p text:style-name="P1">        &lt;/Body&gt;</text:p>
      <text:p text:style-name="P1">        &lt;Body ref="NaoDummy" name="robot10"&gt;</text:p>
      <text:p text:style-name="P1">            &lt;Translation x="-0.9" z="320mm"/&gt;</text:p>
      <text:p text:style-name="P1">            &lt;Set name="NaoColor" value="dblue"/&gt;</text:p>
      <text:p text:style-name="P1">        &lt;/Body&gt;</text:p>
      <text:p text:style-name="P1">        &lt;Body ref="NaoDummy" name="robot11"&gt;</text:p>
      <text:p text:style-name="P1">            &lt;Translation x="-4.5" z="320mm"/&gt;</text:p>
      <text:p text:style-name="P1">            &lt;Set name="NaoColor" value="dblue"/&gt;</text:p>
      <text:p text:style-name="P1">        &lt;/Body&gt;</text:p>
      <text:p text:style-name="P1">    &lt;/Compound&gt;</text:p>
      <text:p text:style-name="P1"/>
      <text:p text:style-name="P1">&lt;/Simulation&gt;</text:p>
      <text:p text:style-name="P1"/>
      <text:p text:style-name="P1"/>
      <text:p text:style-name="P1"/>
      <text:p text:style-name="P1"/>
      <text:p text:style-name="P1">&lt;Simulation&gt;</text:p>
      <text:p text:style-name="P1"/>
      <text:p text:style-name="P1"><text:s text:c="2"/>&lt;Compound name="robots"&gt;</text:p>
      <text:p text:style-name="P1"><text:s text:c="4"/>&lt;Body ref="Nao" name="robot1"&gt;</text:p>
      <text:p text:style-name="P1"><text:s text:c="6"/>&lt;Translation x="0.5" y="-0.5" z="320mm"/&gt; <text:s text:c="5"/></text:p>
      <text:p text:style-name="P1"><text:s text:c="6"/>&lt;Rotation z="150degree"/&gt;</text:p>
      <text:p text:style-name="P1"><text:s text:c="4"/>&lt;/Body&gt;</text:p>
      <text:p text:style-name="P1"><text:s text:c="4"/>&lt;Body ref="Nao" name="robot3"&gt;</text:p>
      <text:p text:style-name="P1"><text:s text:c="6"/>&lt;Translation x="1.7" y="2.0" z="320mm"/&gt;</text:p>
      <text:p text:style-name="P1"><text:s text:c="6"/>&lt;Rotation z="180degree"/&gt;</text:p>
      <text:p text:style-name="P1"><text:s text:c="4"/>&lt;/Body&gt;</text:p>
      <text:p text:style-name="P1"><text:s text:c="2"/>&lt;/Compound&gt;</text:p>
      <text:p text:style-name="P1"><text:s text:c="2"/></text:p>
      <text:p text:style-name="P1"><text:s text:c="2"/>&lt;Compound name="extras"&gt;</text:p>
      <text:p text:style-name="P1"><text:s text:c="2"/>&lt;/Compound&gt;</text:p>
      <text:p text:style-name="P1"/>
      <text:p text:style-name="P1"><text:soft-page-break/>&lt;/Simulation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0T22:07:07.362879854</dc:date>
    <meta:editing-duration>PT2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7" meta:word-count="170" meta:character-count="2428" meta:non-whitespace-character-count="1805"/>
  </office:meta>
</office:document-meta>
</file>